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59.79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253.45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 table:number-rows-repeated="104850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3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/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9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1" office:value-type="string" calcext:value-type="string">
            <text:p>npc_dota_hero_drow_rang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37" office:value-type="string" calcext:value-type="string">
            <text:p>item_boots</text:p>
          </table:table-cell>
          <table:table-cell table:style-name="ce37"/>
          <table:table-cell table:style-name="ce29"/>
          <table:table-cell table:style-name="ce22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16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37"/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16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3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0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37" office:value-type="string" calcext:value-type="string">
            <text:p>item_boots</text:p>
          </table:table-cell>
          <table:table-cell table:style-name="ce30" office:value-type="string" calcext:value-type="string">
            <text:p><text:s text:c="2"/>item_lifesteal</text:p>
          </table:table-cell>
          <table:table-cell table:style-name="ce30"/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null_talisman</text:p>
          </table:table-cell>
          <table:table-cell table:style-name="ce33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KILL_BUILDS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1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10" table:default-cell-style-name="ce12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EVASIVE_MANEUVERS </text:p>
          </table:table-cell>
          <table:covered-table-cell table:style-name="ce32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3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3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3" office:value-type="string" calcext:value-type="string">
            <text:p>use_on_attack_enemy_with_mana_when_low_mp</text:p>
          </table:table-cell>
          <table:table-cell table:style-name="ce33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3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3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2"/>
        <table:table-column table:style-name="co66" table:default-cell-style-name="ce42"/>
        <table:table-column table:style-name="co67" table:default-cell-style-name="ce42"/>
        <table:table-column table:style-name="co68" table:default-cell-style-name="ce42"/>
        <table:table-column table:style-name="co10" table:number-columns-repeated="999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88" table:default-cell-style-name="ce12"/>
        <table:table-column table:style-name="co2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4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8:33:08.4967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20:46:37.535271722</dc:date>
    <meta:editing-duration>P1DT21H56M21S</meta:editing-duration>
    <meta:editing-cycles>1827</meta:editing-cycles>
    <meta:document-statistic meta:table-count="9" meta:cell-count="2219" meta:object-count="0"/>
  </office:meta>
</office:document-meta>
</file>